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84cm" table:align="right"/>
    </style:style>
    <style:style style:name="Table1.A" style:family="table-column">
      <style:table-column-properties style:column-width="2.79cm"/>
    </style:style>
    <style:style style:name="Table1.B" style:family="table-column">
      <style:table-column-properties style:column-width="9.982cm"/>
    </style:style>
    <style:style style:name="Table1.C" style:family="table-column">
      <style:table-column-properties style:column-width="4.11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d3786" officeooo:paragraph-rsid="000d378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3786" officeooo:paragraph-rsid="000d378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3786" officeooo:paragraph-rsid="00545c6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d3786" officeooo:paragraph-rsid="00545c6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5ab68c" officeooo:paragraph-rsid="005ab68c" style:font-weight-asian="normal" style:font-weight-complex="normal"/>
    </style:style>
    <style:style style:name="P6" style:family="paragraph" style:parent-style-name="Standard">
      <style:text-properties officeooo:rsid="001a02ae" officeooo:paragraph-rsid="000d378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507c11" officeooo:paragraph-rsid="00507c1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rsid="001a02ae" officeooo:paragraph-rsid="001a02ae"/>
    </style:style>
    <style:style style:name="P10" style:family="paragraph" style:parent-style-name="Standard">
      <style:text-properties officeooo:rsid="000e99b0" officeooo:paragraph-rsid="000e99b0"/>
    </style:style>
    <style:style style:name="P11" style:family="paragraph" style:parent-style-name="Standard">
      <style:text-properties officeooo:rsid="000d3786" officeooo:paragraph-rsid="000d3786"/>
    </style:style>
    <style:style style:name="P12" style:family="paragraph" style:parent-style-name="Standard">
      <style:text-properties fo:font-weight="bold" officeooo:rsid="0021d615" officeooo:paragraph-rsid="0021d615" style:font-weight-asian="bold" style:font-weight-complex="bold"/>
    </style:style>
    <style:style style:name="P13" style:family="paragraph" style:parent-style-name="Standard">
      <style:text-properties officeooo:paragraph-rsid="0044b7f0"/>
    </style:style>
    <style:style style:name="P14" style:family="paragraph" style:parent-style-name="Standard" style:list-style-name="L1">
      <style:text-properties officeooo:paragraph-rsid="0044b7f0"/>
    </style:style>
    <style:style style:name="P15" style:family="paragraph" style:parent-style-name="Standard" style:list-style-name="L1">
      <style:text-properties officeooo:rsid="001e88cd" officeooo:paragraph-rsid="0044b7f0"/>
    </style:style>
    <style:style style:name="P16" style:family="paragraph" style:parent-style-name="Standard">
      <style:text-properties officeooo:rsid="0021d615" officeooo:paragraph-rsid="0021d615"/>
    </style:style>
    <style:style style:name="P17" style:family="paragraph" style:parent-style-name="Standard">
      <style:text-properties officeooo:rsid="002305ae" officeooo:paragraph-rsid="002305ae"/>
    </style:style>
    <style:style style:name="P18" style:family="paragraph" style:parent-style-name="Standard" style:list-style-name="L2">
      <style:text-properties officeooo:rsid="002305ae" officeooo:paragraph-rsid="0075303e"/>
    </style:style>
    <style:style style:name="P19" style:family="paragraph" style:parent-style-name="Standard" style:list-style-name="L2">
      <style:text-properties officeooo:rsid="002305ae" officeooo:paragraph-rsid="002305ae"/>
    </style:style>
    <style:style style:name="P20" style:family="paragraph" style:parent-style-name="Standard">
      <style:text-properties officeooo:rsid="002305ae" officeooo:paragraph-rsid="00737064"/>
    </style:style>
    <style:style style:name="P21" style:family="paragraph">
      <style:text-properties style:font-name="Liberation Serif" fo:font-size="12pt"/>
    </style:style>
    <style:style style:name="P22" style:family="paragraph">
      <loext:graphic-properties draw:fill="none" draw:fill-color="#ffffff"/>
      <style:text-properties style:font-name="Liberation Serif" fo:font-size="12pt"/>
    </style:style>
    <style:style style:name="P23" style:family="paragraph" style:parent-style-name="Standard">
      <style:text-properties fo:color="#999999" loext:opacity="100%" officeooo:rsid="0021d615" officeooo:paragraph-rsid="0021d615"/>
    </style:style>
    <style:style style:name="P24" style:family="paragraph">
      <loext:graphic-properties draw:fill="none" draw:fill-color="#ffffff"/>
    </style:style>
    <style:style style:name="P25" style:family="paragraph" style:parent-style-name="Standard">
      <style:text-properties fo:color="#999999" loext:opacity="100%" officeooo:rsid="0021d615" officeooo:paragraph-rsid="00737064"/>
    </style:style>
    <style:style style:name="P26" style:family="paragraph" style:parent-style-name="Standard">
      <style:text-properties officeooo:rsid="0021d615" officeooo:paragraph-rsid="00737064"/>
    </style:style>
    <style:style style:name="P27" style:family="paragraph" style:parent-style-name="Standard">
      <style:text-properties officeooo:rsid="003e7c7a" officeooo:paragraph-rsid="00737064"/>
    </style:style>
    <style:style style:name="P28" style:family="paragraph" style:parent-style-name="Standard">
      <style:text-properties officeooo:rsid="00404d33" officeooo:paragraph-rsid="00737064"/>
    </style:style>
    <style:style style:name="P29" style:family="paragraph" style:parent-style-name="Standard">
      <style:text-properties officeooo:rsid="0021e7ad" officeooo:paragraph-rsid="00737064"/>
    </style:style>
    <style:style style:name="P30" style:family="paragraph" style:parent-style-name="Standard">
      <style:text-properties fo:color="#999999" loext:opacity="100%" officeooo:rsid="0021d615" officeooo:paragraph-rsid="0022154f"/>
    </style:style>
    <style:style style:name="P31" style:family="paragraph" style:parent-style-name="Standard">
      <style:text-properties fo:color="#999999" loext:opacity="100%" officeooo:rsid="0021d615" officeooo:paragraph-rsid="0054c26e"/>
    </style:style>
    <style:style style:name="P32" style:family="paragraph" style:parent-style-name="Standard">
      <style:text-properties officeooo:rsid="00251226" officeooo:paragraph-rsid="0026e382"/>
    </style:style>
    <style:style style:name="P33" style:family="paragraph" style:parent-style-name="Standard">
      <style:text-properties officeooo:rsid="0026e382" officeooo:paragraph-rsid="0026e382"/>
    </style:style>
    <style:style style:name="P34" style:family="paragraph" style:parent-style-name="Standard">
      <style:text-properties officeooo:rsid="00251226" officeooo:paragraph-rsid="0031d93e"/>
    </style:style>
    <style:style style:name="P35" style:family="paragraph" style:parent-style-name="Standard">
      <style:text-properties officeooo:rsid="00251226" officeooo:paragraph-rsid="00361329"/>
    </style:style>
    <style:style style:name="P36" style:family="paragraph" style:parent-style-name="Standard">
      <style:text-properties officeooo:rsid="00251226" officeooo:paragraph-rsid="00374207"/>
    </style:style>
    <style:style style:name="P37" style:family="paragraph" style:parent-style-name="Standard">
      <style:text-properties officeooo:rsid="00251226" officeooo:paragraph-rsid="00389e3b"/>
    </style:style>
    <style:style style:name="P38" style:family="paragraph" style:parent-style-name="Standard">
      <style:text-properties officeooo:rsid="00251226" officeooo:paragraph-rsid="00390b13"/>
    </style:style>
    <style:style style:name="P39" style:family="paragraph" style:parent-style-name="Standard">
      <style:text-properties officeooo:rsid="00361329" officeooo:paragraph-rsid="00361329"/>
    </style:style>
    <style:style style:name="P40" style:family="paragraph" style:parent-style-name="Standard">
      <style:text-properties officeooo:rsid="00251226" officeooo:paragraph-rsid="003aebe6"/>
    </style:style>
    <style:style style:name="P41" style:family="paragraph" style:parent-style-name="Standard">
      <style:text-properties officeooo:rsid="00361329" officeooo:paragraph-rsid="003b3755"/>
    </style:style>
    <style:style style:name="P42" style:family="paragraph" style:parent-style-name="Standard">
      <style:text-properties officeooo:rsid="00251226" officeooo:paragraph-rsid="003c6f24"/>
    </style:style>
    <style:style style:name="P43" style:family="paragraph" style:parent-style-name="Standard">
      <style:text-properties officeooo:rsid="00251226" officeooo:paragraph-rsid="003ca0ba"/>
    </style:style>
    <style:style style:name="P44" style:family="paragraph" style:parent-style-name="Standard">
      <style:text-properties officeooo:rsid="00390b13" officeooo:paragraph-rsid="003ca0ba"/>
    </style:style>
    <style:style style:name="P45" style:family="paragraph" style:parent-style-name="Standard">
      <style:text-properties officeooo:rsid="00251226" officeooo:paragraph-rsid="003d3df0"/>
    </style:style>
    <style:style style:name="P46" style:family="paragraph" style:parent-style-name="Standard">
      <style:text-properties officeooo:rsid="00361329" officeooo:paragraph-rsid="003d3df0"/>
    </style:style>
    <style:style style:name="P47" style:family="paragraph" style:parent-style-name="Standard">
      <style:text-properties officeooo:rsid="003d46c2" officeooo:paragraph-rsid="003d46c2"/>
    </style:style>
    <style:style style:name="P48" style:family="paragraph" style:parent-style-name="Standard">
      <style:text-properties officeooo:rsid="0021d615" officeooo:paragraph-rsid="0026e382"/>
    </style:style>
    <style:style style:name="P49" style:family="paragraph" style:parent-style-name="Standard">
      <style:text-properties fo:color="#999999" loext:opacity="100%" officeooo:rsid="0021d615" officeooo:paragraph-rsid="003dcbf8"/>
    </style:style>
    <style:style style:name="P50" style:family="paragraph" style:parent-style-name="Standard">
      <style:text-properties officeooo:rsid="000d3786" officeooo:paragraph-rsid="0067dfef"/>
    </style:style>
    <style:style style:name="P51" style:family="paragraph" style:parent-style-name="Standard">
      <style:text-properties officeooo:rsid="000d3786" officeooo:paragraph-rsid="00697289"/>
    </style:style>
    <style:style style:name="P52" style:family="paragraph" style:parent-style-name="Standard">
      <style:text-properties officeooo:rsid="001cf681" officeooo:paragraph-rsid="001cf681"/>
    </style:style>
    <style:style style:name="T1" style:family="text">
      <style:text-properties officeooo:rsid="00538d92"/>
    </style:style>
    <style:style style:name="T2" style:family="text">
      <style:text-properties officeooo:rsid="005411a0"/>
    </style:style>
    <style:style style:name="T3" style:family="text">
      <style:text-properties officeooo:rsid="005ac271"/>
    </style:style>
    <style:style style:name="T4" style:family="text">
      <style:text-properties officeooo:rsid="001b31f4"/>
    </style:style>
    <style:style style:name="T5" style:family="text">
      <style:text-properties officeooo:rsid="000fbfe7"/>
    </style:style>
    <style:style style:name="T6" style:family="text">
      <style:text-properties officeooo:rsid="006c8753"/>
    </style:style>
    <style:style style:name="T7" style:family="text">
      <style:text-properties officeooo:rsid="000fe22e"/>
    </style:style>
    <style:style style:name="T8" style:family="text">
      <style:text-properties officeooo:rsid="0011367d"/>
    </style:style>
    <style:style style:name="T9" style:family="text">
      <style:text-properties officeooo:rsid="00116190"/>
    </style:style>
    <style:style style:name="T10" style:family="text">
      <style:text-properties officeooo:rsid="0012d6aa"/>
    </style:style>
    <style:style style:name="T11" style:family="text">
      <style:text-properties officeooo:rsid="00130ad7"/>
    </style:style>
    <style:style style:name="T12" style:family="text">
      <style:text-properties officeooo:rsid="0013af2d"/>
    </style:style>
    <style:style style:name="T13" style:family="text">
      <style:text-properties officeooo:rsid="0013e0fb"/>
    </style:style>
    <style:style style:name="T14" style:family="text">
      <style:text-properties officeooo:rsid="0014df39"/>
    </style:style>
    <style:style style:name="T15" style:family="text">
      <style:text-properties officeooo:rsid="0015f28d"/>
    </style:style>
    <style:style style:name="T16" style:family="text">
      <style:text-properties officeooo:rsid="0017d950"/>
    </style:style>
    <style:style style:name="T17" style:family="text">
      <style:text-properties officeooo:rsid="00188857"/>
    </style:style>
    <style:style style:name="T18" style:family="text">
      <style:text-properties officeooo:rsid="0010c3e5"/>
    </style:style>
    <style:style style:name="T19" style:family="text">
      <style:text-properties officeooo:rsid="0054c26e"/>
    </style:style>
    <style:style style:name="T20" style:family="text">
      <style:text-properties officeooo:rsid="0045037a"/>
    </style:style>
    <style:style style:name="T21" style:family="text">
      <style:text-properties officeooo:rsid="0044b7f0"/>
    </style:style>
    <style:style style:name="T22" style:family="text">
      <style:text-properties officeooo:rsid="0013d8a5"/>
    </style:style>
    <style:style style:name="T23" style:family="text">
      <style:text-properties officeooo:rsid="002281c5"/>
    </style:style>
    <style:style style:name="T24" style:family="text">
      <style:text-properties officeooo:rsid="00191c92"/>
    </style:style>
    <style:style style:name="T25" style:family="text">
      <style:text-properties officeooo:rsid="00244848"/>
    </style:style>
    <style:style style:name="T26" style:family="text">
      <style:text-properties officeooo:rsid="0014c67c"/>
    </style:style>
    <style:style style:name="T27" style:family="text">
      <style:text-properties officeooo:rsid="0015e7d8"/>
    </style:style>
    <style:style style:name="T28" style:family="text">
      <style:text-properties officeooo:rsid="0017c68b"/>
    </style:style>
    <style:style style:name="T29" style:family="text">
      <style:text-properties officeooo:rsid="001900c4"/>
    </style:style>
    <style:style style:name="T30" style:family="text">
      <style:text-properties officeooo:rsid="00206214"/>
    </style:style>
    <style:style style:name="T31" style:family="text">
      <style:text-properties officeooo:rsid="0019b05e"/>
    </style:style>
    <style:style style:name="T32" style:family="text">
      <style:text-properties officeooo:rsid="001a9242"/>
    </style:style>
    <style:style style:name="T33" style:family="text">
      <style:text-properties fo:font-family="'Times New Roman'" style:font-family-generic="roman" officeooo:rsid="00206214" style:font-family-asian="'Times New Roman'" style:font-family-generic-asian="roman" style:font-family-complex="'Times New Roman'" style:font-family-generic-complex="roman"/>
    </style:style>
    <style:style style:name="T34" style:family="text">
      <style:text-properties officeooo:rsid="001b4482"/>
    </style:style>
    <style:style style:name="T35" style:family="text">
      <style:text-properties officeooo:rsid="001be41b"/>
    </style:style>
    <style:style style:name="T36" style:family="text">
      <style:text-properties officeooo:rsid="0020cc75"/>
    </style:style>
    <style:style style:name="T37" style:family="text">
      <style:text-properties officeooo:rsid="001d5544"/>
    </style:style>
    <style:style style:name="T38" style:family="text">
      <style:text-properties officeooo:rsid="001e88c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51226"/>
    </style:style>
    <style:style style:name="T41" style:family="text">
      <style:text-properties officeooo:rsid="0026e382"/>
    </style:style>
    <style:style style:name="T42" style:family="text">
      <style:text-properties officeooo:rsid="004b6991"/>
    </style:style>
    <style:style style:name="T43" style:family="text">
      <style:text-properties officeooo:rsid="0049abe8"/>
    </style:style>
    <style:style style:name="T44" style:family="text">
      <style:text-properties officeooo:rsid="0049b727"/>
    </style:style>
    <style:style style:name="T45" style:family="text">
      <style:text-properties officeooo:rsid="004d54e6"/>
    </style:style>
    <style:style style:name="T46" style:family="text">
      <style:text-properties officeooo:rsid="004f39ef"/>
    </style:style>
    <style:style style:name="T47" style:family="text">
      <style:text-properties officeooo:rsid="0075303e"/>
    </style:style>
    <style:style style:name="T48" style:family="text">
      <style:text-properties officeooo:rsid="00518bef"/>
    </style:style>
    <style:style style:name="T49" style:family="text">
      <style:text-properties officeooo:rsid="006d1d32"/>
    </style:style>
    <style:style style:name="T50" style:family="text">
      <style:text-properties officeooo:rsid="0051994c"/>
    </style:style>
    <style:style style:name="T51" style:family="text">
      <style:text-properties officeooo:rsid="004f8cb4"/>
    </style:style>
    <style:style style:name="T52" style:family="text">
      <style:text-properties officeooo:rsid="00737064"/>
    </style:style>
    <style:style style:name="T53" style:family="text">
      <style:text-properties officeooo:rsid="006fd585"/>
    </style:style>
    <style:style style:name="T54" style:family="text">
      <style:text-properties officeooo:rsid="0071b1aa"/>
    </style:style>
    <style:style style:name="T55" style:family="text">
      <style:text-properties officeooo:rsid="0072d257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fo:font-size="12pt"/>
    </style:style>
    <style:style style:name="T58" style:family="text">
      <style:text-properties officeooo:rsid="0021e7ad"/>
    </style:style>
    <style:style style:name="T59" style:family="text">
      <style:text-properties officeooo:rsid="00404d33"/>
    </style:style>
    <style:style style:name="T60" style:family="text">
      <style:text-properties officeooo:rsid="0041c8b1"/>
    </style:style>
    <style:style style:name="T61" style:family="text">
      <style:text-properties officeooo:rsid="0022154f"/>
    </style:style>
    <style:style style:name="T62" style:family="text">
      <style:text-properties fo:color="#999999" loext:opacity="100%"/>
    </style:style>
    <style:style style:name="T63" style:family="text">
      <style:text-properties fo:color="#999999" loext:opacity="100%" officeooo:rsid="0065ec72"/>
    </style:style>
    <style:style style:name="T64" style:family="text">
      <style:text-properties officeooo:rsid="00349113"/>
    </style:style>
    <style:style style:name="T65" style:family="text">
      <style:text-properties officeooo:rsid="0028b2fd"/>
    </style:style>
    <style:style style:name="T66" style:family="text">
      <style:text-properties officeooo:rsid="0065ec72"/>
    </style:style>
    <style:style style:name="T67" style:family="text">
      <style:text-properties officeooo:rsid="0031d93e"/>
    </style:style>
    <style:style style:name="T68" style:family="text">
      <style:text-properties fo:font-family="'Times New Roman'" style:font-family-generic="roman" officeooo:rsid="002e1086" style:font-family-asian="'Times New Roman'" style:font-family-generic-asian="roman" style:font-family-complex="'Times New Roman'" style:font-family-generic-complex="roman"/>
    </style:style>
    <style:style style:name="T69" style:family="text">
      <style:text-properties fo:font-family="'Times New Roman'" style:font-family-generic="roman" officeooo:rsid="0032c649" style:font-family-asian="'Times New Roman'" style:font-family-generic-asian="roman" style:font-family-complex="'Times New Roman'" style:font-family-generic-complex="roman"/>
    </style:style>
    <style:style style:name="T70" style:family="text">
      <style:text-properties officeooo:rsid="00361329"/>
    </style:style>
    <style:style style:name="T71" style:family="text">
      <style:text-properties officeooo:rsid="00374207"/>
    </style:style>
    <style:style style:name="T72" style:family="text">
      <style:text-properties officeooo:rsid="002766d4"/>
    </style:style>
    <style:style style:name="T73" style:family="text">
      <style:text-properties officeooo:rsid="00278469"/>
    </style:style>
    <style:style style:name="T74" style:family="text">
      <style:text-properties officeooo:rsid="00390b13"/>
    </style:style>
    <style:style style:name="T75" style:family="text">
      <style:text-properties officeooo:rsid="0039fa5f"/>
    </style:style>
    <style:style style:name="T76" style:family="text">
      <style:text-properties officeooo:rsid="003aebe6"/>
    </style:style>
    <style:style style:name="T77" style:family="text">
      <style:text-properties officeooo:rsid="0029a088"/>
    </style:style>
    <style:style style:name="T78" style:family="text">
      <style:text-properties officeooo:rsid="0021d615"/>
    </style:style>
    <style:style style:name="T79" style:family="text">
      <style:text-properties officeooo:rsid="003ca0ba"/>
    </style:style>
    <style:style style:name="T80" style:family="text">
      <style:text-properties fo:font-family="'Times New Roman'" style:font-family-generic="roman" officeooo:rsid="003ca0ba" style:font-family-asian="'Times New Roman'" style:font-family-generic-asian="roman" style:font-family-complex="'Times New Roman'" style:font-family-generic-complex="roman"/>
    </style:style>
    <style:style style:name="T81" style:family="text">
      <style:text-properties officeooo:rsid="003d3df0"/>
    </style:style>
    <style:style style:name="T82" style:family="text">
      <style:text-properties officeooo:rsid="003dcbf8"/>
    </style:style>
    <style:style style:name="T83" style:family="text">
      <style:text-properties officeooo:rsid="00662e6c"/>
    </style:style>
    <style:style style:name="T84" style:family="text">
      <style:text-properties officeooo:rsid="006ad915"/>
    </style:style>
    <style:style style:name="T85" style:family="text">
      <style:text-properties officeooo:rsid="0067dfef"/>
    </style:style>
    <style:style style:name="T86" style:family="text">
      <style:text-properties officeooo:rsid="00697289"/>
    </style:style>
    <style:style style:name="T87" style:family="text">
      <style:text-properties officeooo:rsid="0059c474"/>
    </style:style>
    <style:style style:name="T88" style:family="text">
      <style:text-properties officeooo:rsid="00204b0c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color="#000000" draw:fill="none" draw:fill-color="#ffffff" fo:min-height="5.19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0.1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18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NACIONAL MAYOR DE SAN MARCOS</text:p>
      <text:p text:style-name="P1">Facultad de Ingeniería de Sistemas e Informática</text:p>
      <text:p text:style-name="P1">Departamento de Ciencias de la Computación</text:p>
      <text:p text:style-name="P1">Curso: Estructura de datos</text:p>
      <text:p text:style-name="P1">Prof. G. A. Salinas</text:p>
      <text:p text:style-name="P1"/>
      <text:p text:style-name="P2">PC02 Listas enlazadas plus</text:p>
      <text:p text:style-name="P3">Practica domiciliaria</text:p>
      <text:p text:style-name="P4"><text:span text:style-name="T1">(Entrega </text:span><text:span text:style-name="T2">0</text:span><text:span text:style-name="T3">8</text:span><text:span text:style-name="T2">.mayo.2026 , 2300 horas</text:span><text:span text:style-name="T1">)</text:span></text:p>
      <text:p text:style-name="P5">G0<text:span text:style-name="T3">2</text:span>PaternoMaternoNombr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CODIGO</text:p>
          </table:table-cell>
          <table:table-cell table:style-name="Table1.A1" office:value-type="string">
            <text:p text:style-name="P7">APELLIDOS PATERNO MATERNO, Nombre</text:p>
          </table:table-cell>
          <table:table-cell table:style-name="Table1.C1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9"/>
      <text:p text:style-name="P9">La presenta practica <text:s/>los prepara para el manejo de las operaciones básicas de listas enlazadas, las pilas y colas justa<text:span text:style-name="T4">m</text:span>e<text:span text:style-name="T4">n</text:span>te los temas del Examen Parcial.</text:p>
      <text:p text:style-name="P9"/>
      <text:p text:style-name="P10">Se debe implementar cada uno de los ejercicios en seudocodigo <text:span text:style-name="T5">empleado en clases y debajo el código en lenguaje </text:span><text:span text:style-name="T6">Java</text:span><text:span text:style-name="T5"> y asi para cada uno de </text:span><text:span text:style-name="T7">los </text:span><text:span text:style-name="T5">ejercicios </text:span><text:span text:style-name="T7">(Cairo 2006, p) </text:span><text:span text:style-name="T8">del capitulo 5.2.1 Operaciones con listas simplemente ligadas </text:span><text:span text:style-name="T9">de recorrido, inserción, borrado y búsqueda de elemento </text:span><text:span text:style-name="T10">que inicializa Algoritmo 5.1 </text:span><text:span text:style-name="T11">crea</text:span><text:span text:style-name="T10">Inicio, </text:span><text:span text:style-name="T11">5.2 creaFinal, </text:span><text:span text:style-name="T12">5.3 recorreIterativo, 5.4 recorreRecursivo, </text:span><text:span text:style-name="T13">5.5 InsertaInicio, 5.6 nsertaFinal, 5.7 insertaAntes, </text:span><text:span text:style-name="T14">5.8 insertaDespues, 5.9 eliminaInicio, 5.10 eliminaUltimo, </text:span><text:span text:style-name="T15">5.11 eliminaX, </text:span><text:span text:style-name="T16">5.12, eliminaAntes, 5.13 busquedaDesordenada, 5.14 busqueda</text:span><text:span text:style-name="T17">Ordenada, 5.15 busquedaRecursiva</text:span></text:p>
      <text:p text:style-name="P11"/>
      <text:p text:style-name="P12">Ejemplo</text:p>
      <text:p text:style-name="P13"><text:span text:style-name="T18">A</text:span>goritmo <text:span text:style-name="T19">5.</text:span><text:span text:style-name="T18">1 <text:s/></text:span><text:span text:style-name="T20">(Cairo: </text:span><text:span text:style-name="T21">p143</text:span><text:span text:style-name="T20">)</text:span></text:p>
      <text:p text:style-name="P13"/>
      <text:p text:style-name="P13"><text:span text:style-name="T22">C</text:span>rea<text:span text:style-name="T22">_Inicio</text:span></text:p>
      <text:p text:style-name="P13"><text:span text:style-name="T23">{</text:span><text:span text:style-name="T22">E</text:span>ste algoritmo permite crear una lista simplemente ligada agregando cada nuevo nodo al</text:p>
      <text:p text:style-name="P13"><text:span text:style-name="T24">i</text:span>nicio de la misma.<text:span text:style-name="T23">}</text:span></text:p>
      <text:p text:style-name="P13"><text:span text:style-name="T25">{</text:span><text:span text:style-name="T26">P </text:span>y <text:span text:style-name="T26">Q</text:span> son variables de tipo puntero ,<text:span text:style-name="T27">l</text:span>os campos del nodo son <text:span text:style-name="T27">INFO,</text:span> <text:span text:style-name="T28">q</text:span>ue ser<text:span text:style-name="T20">a</text:span> del tipo de</text:p>
      <text:p text:style-name="P13"><text:span text:style-name="T28">d</text:span>atos que se quiera almacenar en la lista, <text:s/>y <text:span text:style-name="T29">L</text:span><text:span text:style-name="T28">IGA d</text:span>e tipo apuntador, <text:span text:style-name="T29">P</text:span> apunta al inicio de la</text:p>
      <text:p text:style-name="P13"><text:span text:style-name="T29">l</text:span>ista. <text:span text:style-name="T29">RES</text:span> es una variable de tipo entero.<text:span text:style-name="T25">}</text:span></text:p>
      <text:list text:style-name="L1">
        <text:list-item>
          <text:p text:style-name="P14"><text:span text:style-name="T24">C</text:span>rear <text:span text:style-name="T24">(P)</text:span> <text:span text:style-name="T30">{</text:span><text:span text:style-name="T31">S</text:span>e crea el primer nodo de la lista simplemente ligada<text:span text:style-name="T30">}</text:span></text:p>
        </text:list-item>
        <text:list-item>
          <text:p text:style-name="P14"><text:span text:style-name="T31">L</text:span>eer <text:span text:style-name="T31">P^INFO</text:span></text:p>
        </text:list-item>
        <text:list-item>
          <text:p text:style-name="P14"><text:span text:style-name="T32">H</text:span>acer <text:span text:style-name="T32">P^LIGA</text:span> <text:span text:style-name="T33">←</text:span> <text:span text:style-name="T32">NIL</text:span></text:p>
        </text:list-item>
        <text:list-item>
          <text:p text:style-name="P14"><text:span text:style-name="T32">E</text:span>scribir “<text:span text:style-name="T34">D</text:span>esea ingresar m<text:span text:style-name="T34">as</text:span> nodos a la lista? <text:span text:style-name="T34">SI:1 , NO:0</text:span> ?“</text:p>
        </text:list-item>
        <text:list-item>
          <text:p text:style-name="P14"><text:span text:style-name="T35">L</text:span>eer <text:span text:style-name="T35">RES</text:span></text:p>
        </text:list-item>
        <text:list-item>
          <text:p text:style-name="P14"><text:span text:style-name="T35">M</text:span>ientras <text:span text:style-name="T35">(RES=1)</text:span> <text:span text:style-name="T35">R</text:span>epeti<text:span text:style-name="T36">r</text:span></text:p>
          <text:list>
            <text:list-header>
              <text:p text:style-name="P14"><text:span text:style-name="T35">C</text:span>rear <text:span text:style-name="T35">(Q)</text:span></text:p>
              <text:p text:style-name="P14"><text:span text:style-name="T37">L</text:span>eer<text:span text:style-name="T37">(Q^INFO)</text:span></text:p>
              <text:p text:style-name="P14"><text:span text:style-name="T37">H</text:span>acer <text:span text:style-name="T37">Q^LIGA</text:span> <text:span text:style-name="T33">←</text:span> <text:span text:style-name="T37">P</text:span> y <text:span text:style-name="T37">P</text:span> <text:span text:style-name="T33">←</text:span> <text:span text:style-name="T37">Q</text:span></text:p>
              <text:p text:style-name="P14"><text:span text:style-name="T32">E</text:span>scribir “<text:span text:style-name="T34">D</text:span>esea ingresar m<text:span text:style-name="T34">as</text:span> nodos a la lista? <text:span text:style-name="T34">SI:1 , NO:0</text:span> ?“</text:p>
              <text:p text:style-name="P14"><text:span text:style-name="T38">L</text:span>eer <text:span text:style-name="T38">RES</text:span></text:p>
            </text:list-header>
          </text:list>
        </text:list-item>
        <text:list-item>
          <text:p text:style-name="P15"><text:span text:style-name="T36">{</text:span>Fin del ciclo del punto 6<text:span text:style-name="T36">}</text:span></text:p>
        </text:list-item>
      </text:list>
      <text:p text:style-name="P16"/>
      <text:p text:style-name="P17"><text:soft-page-break/><text:span text:style-name="T39">Solucion.</text:span> <text:span text:style-name="T40">Debe analizar acerca de lo que pretende el aut</text:span><text:span text:style-name="T41">or, sistematizar, formalizar </text:span><text:span text:style-name="T42">y</text:span><text:span text:style-name="T43"> </text:span><text:span text:style-name="T44">concretizar</text:span><text:span text:style-name="T43"> <text:s/></text:span><text:span text:style-name="T42">el seudoc</text:span><text:span text:style-name="T45">o</text:span><text:span text:style-name="T42">digo </text:span><text:span text:style-name="T43">, </text:span><text:span text:style-name="T41">de acuerdo a listas desarrollados en clase </text:span><text:span text:style-name="T46">en seudocodigo, código </text:span><text:span text:style-name="T41">y</text:span> aplicando las buenas <text:span text:style-name="T46">practicas </text:span>de la programación</text:p>
      <text:list text:style-name="L2">
        <text:list-item>
          <text:p text:style-name="P18"><text:span text:style-name="T47">Se</text:span> crea la estructura del NODO</text:p>
        </text:list-item>
        <text:list-item>
          <text:p text:style-name="P19">Se crean los Prototipos de función y el Programa principal</text:p>
        </text:list-item>
        <text:list-item>
          <text:p text:style-name="P19">Se implementa <text:span text:style-name="T48">el</text:span> prototipo de función</text:p>
        </text:list-item>
        <text:list-item>
          <text:p text:style-name="P19">Se <text:s/>pega el código en <text:span text:style-name="T49">Java</text:span> del prototipo <text:span text:style-name="T48">Debe implementar un programa con todos y cada uno de los algoritmos </text:span><text:span text:style-name="T50">que corresponden a las operaciones básicas de listas enlazadas simples.</text:span></text:p>
        </text:list-item>
      </text:list>
      <text:p text:style-name="P16"/>
      <text:p text:style-name="P16">// <text:span text:style-name="T51">Solucion </text:span><text:span text:style-name="T52">Java</text:span></text:p>
      <text:p text:style-name="P20"/>
      <text:p text:style-name="P20">Se crea la <text:span text:style-name="T53">clase</text:span> del N<text:span text:style-name="T53">odo </text:span><text:span text:style-name="T54">con sus atributos info y sgte, construct</text:span><text:span text:style-name="T55">o</text:span><text:span text:style-name="T54">res, getters y settres y el toString.</text:span><text:span text:style-name="T53"> </text:span><text:span text:style-name="T54">La </text:span><text:span text:style-name="T53">clase Lista <text:s/></text:span><text:span text:style-name="T54">su atributo cab de tipo nodo, cosntructores, las operaciones basicas de la l</text:span><text:span text:style-name="T55">ist</text:span><text:span text:style-name="T54">a y toString </text:span><text:span text:style-name="T53">y </text:span><text:span text:style-name="T54">finalmente </text:span><text:span text:style-name="T53">la clase T</text:span><text:span text:style-name="T55">L</text:span><text:span text:style-name="T53">ista </text:span><text:span text:style-name="T54">desde se test</text:span><text:span text:style-name="T55">e</text:span><text:span text:style-name="T54">a las operaciones basicas de la lisa.</text:span></text:p>
      <text:p text:style-name="P20"/>
      <text:p text:style-name="P16"><draw:frame text:anchor-type="paragraph" draw:z-index="0" draw:name="Text Frame 1" draw:style-name="gr1" draw:text-style-name="P22" svg:width="6.905cm" svg:height="7.792cm" svg:x="-0.053cm" svg:y="0.092cm"><draw:text-box><text:p text:style-name="P21"><text:span text:style-name="T56">public class Nodo{</text:span></text:p><text:p text:style-name="P21"><text:span text:style-name="T56"><text:s text:c="6"/>private TD info;</text:span></text:p><text:p text:style-name="P21"><text:span text:style-name="T56"><text:s text:c="6"/>private NODO sgte; </text:span></text:p><text:p text:style-name="P21"><text:span text:style-name="T56"><text:s text:c="6"/>public Nodo(){</text:span></text:p><text:p text:style-name="P21"><text:span text:style-name="T56"><text:s text:c="6"/>} <text:s text:c="5"/></text:span></text:p><text:p text:style-name="P21"><text:span text:style-name="T57"><text:s text:c="6"/>public Nodo(Nodo n, TD dato){</text:span></text:p><text:p text:style-name="P21"><text:span text:style-name="T57"><text:s text:c="14"/>n.info = dat;</text:span></text:p><text:p text:style-name="P21"><text:span text:style-name="T57"><text:s text:c="14"/>n.sgte = null;</text:span></text:p><text:p text:style-name="P21"><text:span text:style-name="T57"><text:s text:c="6"/>}</text:span></text:p><text:p text:style-name="P21"><text:span text:style-name="T57"><text:s text:c="6"/>// getters y setters</text:span></text:p><text:p text:style-name="P21"><text:span text:style-name="T57"><text:s text:c="6"/>public String toString(){</text:span></text:p><text:p text:style-name="P21"><text:span text:style-name="T57"><text:s text:c="12"/>String cad=null</text:span></text:p><text:p text:style-name="P21"><text:span text:style-name="T57"><text:s text:c="12"/>cad = String.format(“%d”, ...);</text:span></text:p><text:p text:style-name="P21"><text:span text:style-name="T57"><text:s text:c="12"/>return cad;</text:span></text:p><text:p text:style-name="P21"><text:span text:style-name="T57"><text:s text:c="6"/>} <text:s text:c="5"/></text:span></text:p><text:p text:style-name="P21"><text:span text:style-name="T57">}</text:span></text:p></draw:text-box></draw:frame><draw:frame text:anchor-type="paragraph" draw:z-index="1" draw:name="Text Frame 2" draw:style-name="gr2" draw:text-style-name="P22" svg:width="9.743cm" svg:height="10.11cm" svg:x="7.844cm" svg:y="0.157cm"><draw:text-box><text:p text:style-name="P21"><text:span text:style-name="T56">public class Lista{</text:span></text:p><text:p text:style-name="P21"><text:span text:style-name="T56"><text:s text:c="6"/>private Nodo cab;</text:span></text:p><text:p text:style-name="P21"><text:span text:style-name="T56"><text:s text:c="6"/>public Lista(){</text:span></text:p><text:p text:style-name="P21"><text:span text:style-name="T56"><text:s text:c="13"/>cab = null;</text:span></text:p><text:p text:style-name="P21"><text:span text:style-name="T56"><text:s text:c="6"/>} <text:s text:c="5"/></text:span></text:p><text:p text:style-name="P21"><text:span text:style-name="T57"><text:s text:c="6"/>public Lista(Nodo ...){</text:span></text:p><text:p text:style-name="P21"><text:span text:style-name="T57"><text:s/></text:span><text:span text:style-name="T57"><text:tab/></text:span><text:span text:style-name="T57"> <text:s text:c="2"/>... <text:s text:c="12"/></text:span></text:p><text:p text:style-name="P21"><text:span text:style-name="T57"><text:s text:c="6"/>}</text:span></text:p><text:p text:style-name="P21"><text:span text:style-name="T57"><text:s text:c="5"/></text:span></text:p><text:p text:style-name="P21"><text:span text:style-name="T57"><text:s text:c="6"/>...</text:span></text:p><text:p text:style-name="P21"><text:span text:style-name="T57"><text:s text:c="6"/>public String toString(){</text:span></text:p><text:p text:style-name="P21"><text:span text:style-name="T57"><text:s text:c="12"/>Nodo p;</text:span></text:p><text:p text:style-name="P21"><text:span text:style-name="T57"><text:s text:c="12"/>String cad=null</text:span></text:p><text:p text:style-name="P21"><text:span text:style-name="T57"><text:s text:c="12"/>p = cab;</text:span></text:p><text:p text:style-name="P21"><text:span text:style-name="T57"><text:s text:c="12"/>while (cad!=null)</text:span></text:p><text:p text:style-name="P21"><text:span text:style-name="T57"><text:s text:c="18"/>cad = cad + String.format(“%d”,p.info)</text:span></text:p><text:p text:style-name="P21"><text:span text:style-name="T57"><text:s text:c="19"/>p = p.sgte;</text:span></text:p><text:p text:style-name="P21"><text:span text:style-name="T57"><text:s text:c="12"/>return cad;</text:span></text:p><text:p text:style-name="P21"><text:span text:style-name="T57"><text:s text:c="6"/>} <text:s text:c="5"/></text:span></text:p><text:p text:style-name="P21"><text:span text:style-name="T57">}</text:span></text:p></draw:text-box></draw:frame></text:p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text:anchor-type="paragraph" draw:z-index="2" draw:name="Text Frame 3" draw:style-name="gr3" draw:text-style-name="P24" svg:width="7.264cm" svg:height="4.186cm" svg:x="0.192cm" svg:y="-0.928cm"><draw:text-box><text:p>public class Tlista{</text:p><text:p><text:s text:c="6"/>public static void main(String ar[]){</text:p><text:p><text:tab/>Lista la = new Lista();</text:p><text:p><text:s text:c="12"/>la.insertarIni();</text:p><text:p><text:s text:c="12"/>la.insertarFinal();</text:p><text:p><text:s text:c="12"/>...</text:p><text:p><text:s text:c="6"/>}</text:p><text:p>}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5">// <text:span text:style-name="T47">Solucion en seudocodigo:</text:span></text:p>
      <text:p text:style-name="P26">REGISTRO NODO</text:p>
      <text:p text:style-name="P26"><text:s text:c="6"/>TD info</text:p>
      <text:p text:style-name="P26"><text:s text:c="6"/>NODO sgte <text:s text:c="6"/></text:p>
      <text:p text:style-name="P26">FIN_REGISTRO</text:p>
      <text:p text:style-name="P26"/>
      <text:p text:style-name="P25">//<text:span text:style-name="T58">Prototipos de funcion</text:span></text:p>
      <text:p text:style-name="P27">ACCION crearLista(NODO cab)</text:p>
      <text:p text:style-name="P27"><text:soft-page-break/><text:span text:style-name="T51">ACCION</text:span> crearNodo(TD dato)</text:p>
      <text:p text:style-name="P26">ACCION creaInicio(NODO <text:s/>cab)</text:p>
      <text:p text:style-name="P28">ACCION mostrarLista(NODO cab)</text:p>
      <text:p text:style-name="P26"/>
      <text:p text:style-name="P25">// <text:span text:style-name="T58">Programa principal</text:span></text:p>
      <text:p text:style-name="P29">ACCION principal()</text:p>
      <text:p text:style-name="P28"><text:s text:c="7"/>NODO a,b,c</text:p>
      <text:p text:style-name="P29"><text:s text:c="7"/><text:span text:style-name="T59">crearLista(a)</text:span></text:p>
      <text:p text:style-name="P29"><text:s text:c="7"/><text:span text:style-name="T59">crearLista(a)</text:span></text:p>
      <text:p text:style-name="P29"><text:s text:c="7"/><text:span text:style-name="T59">crearInicio(a)</text:span></text:p>
      <text:p text:style-name="P29"><text:s text:c="7"/><text:span text:style-name="T60">mostrarLista(a)</text:span></text:p>
      <text:p text:style-name="P29"><text:s text:c="7"/><text:span text:style-name="T59">crearInicio(a)</text:span></text:p>
      <text:p text:style-name="P29"><text:s text:c="7"/><text:span text:style-name="T60">mostrarLista(a)</text:span></text:p>
      <text:p text:style-name="P29"><text:s text:c="7"/><text:span text:style-name="T60">mostrarLista(a)</text:span></text:p>
      <text:p text:style-name="P29"><text:s text:c="7"/>...</text:p>
      <text:p text:style-name="P29">FIN_ACCION</text:p>
      <text:p text:style-name="P25"/>
      <text:p text:style-name="P30">// <text:span text:style-name="T61">Implementacion de los </text:span><text:span text:style-name="T58">Prototipos de funcion</text:span></text:p>
      <text:p text:style-name="P31">// <text:span text:style-name="T18">A</text:span>goritmo <text:span text:style-name="T19">5.</text:span><text:span text:style-name="T18">1 <text:s/></text:span><text:span text:style-name="T19">creaInicio</text:span></text:p>
      <text:p text:style-name="P16">ACCION creaInicio(<text:span text:style-name="T62">N</text:span><text:span text:style-name="T63">odo</text:span><text:span text:style-name="T62"> <text:s/>cab</text:span>)</text:p>
      <text:p text:style-name="P32"><text:s text:c="7"/>ENTERO <text:s/><text:span text:style-name="T64">dat</text:span><text:span text:style-name="T65">, </text:span>res</text:p>
      <text:p text:style-name="P33"><text:s text:c="7"/>N<text:span text:style-name="T66">odo</text:span> p, q</text:p>
      <text:p text:style-name="P34"><text:s text:c="7"/><text:span text:style-name="T67">res </text:span><text:span text:style-name="T68">← </text:span><text:span text:style-name="T69">1</text:span></text:p>
      <text:p text:style-name="P32"><text:s text:c="4"/></text:p>
      <text:p text:style-name="P32"><text:s text:c="7"/><text:span text:style-name="T64">SI(cab = NULL)</text:span></text:p>
      <text:p text:style-name="P32"><text:s text:c="14"/><text:span text:style-name="T70">ESCRIBIR(“Info de nodo: ”)</text:span></text:p>
      <text:p text:style-name="P35"><text:tab/> <text:s/><text:span text:style-name="T71">LEER(dat)</text:span></text:p>
      <text:p text:style-name="P36"><text:span text:style-name="T72"><text:tab/> <text:s/>p </text:span><text:span text:style-name="T68">←</text:span><text:span text:style-name="T72"> nuevoNodo(cab1, dato)</text:span></text:p>
      <text:p text:style-name="P37"><text:tab/> <text:s/><text:span text:style-name="T73">SI(p </text:span><text:span text:style-name="T68">≠</text:span><text:span text:style-name="T73"> NULL)</text:span></text:p>
      <text:p text:style-name="P38"><text:tab/> <text:s text:c="7"/><text:span text:style-name="T65">cab </text:span><text:span text:style-name="T68">←</text:span><text:span text:style-name="T65"> p</text:span></text:p>
      <text:p text:style-name="P35"><text:tab/> <text:s/><text:span text:style-name="T74">SINO</text:span></text:p>
      <text:p text:style-name="P35"><text:tab/> <text:s text:c="8"/><text:span text:style-name="T75">ESCRIBIR(“No espacio de memoria...”)</text:span></text:p>
      <text:p text:style-name="P35"><text:tab/> <text:s/><text:span text:style-name="T75">FIN_SI</text:span></text:p>
      <text:p text:style-name="P39"><text:s text:c="7"/>FIN_SI</text:p>
      <text:p text:style-name="P40"><text:s text:c="7"/><text:span text:style-name="T64">SI(cab </text:span><text:span text:style-name="T68">≠</text:span><text:span text:style-name="T64"> NULL)</text:span></text:p>
      <text:p text:style-name="P35"><text:s text:c="14"/><text:span text:style-name="T76">ESCRIBIR(“Mas nodos SI:1, NO:0 ”)</text:span></text:p>
      <text:p text:style-name="P39"><text:tab/> <text:s/><text:span text:style-name="T76">LEER(res)</text:span></text:p>
      <text:p text:style-name="P41"><text:tab/> <text:s/><text:span text:style-name="T77">MIENTRAS (res)</text:span><text:span text:style-name="T78"> </text:span></text:p>
      <text:p text:style-name="P42"><text:s text:c="20"/><text:span text:style-name="T70">ESCRIBIR(“Info de nodo: ”)</text:span></text:p>
      <text:p text:style-name="P42"><text:tab/> <text:s text:c="7"/><text:span text:style-name="T71">LEER(dat)</text:span></text:p>
      <text:p text:style-name="P42"><text:span text:style-name="T72"><text:tab/> <text:s text:c="7"/></text:span><text:span text:style-name="T79">q</text:span><text:span text:style-name="T72"> </text:span><text:span text:style-name="T68">←</text:span><text:span text:style-name="T72"> nuevoNodo(cab1, dat)</text:span></text:p>
      <text:p text:style-name="P42"><text:tab/> <text:s text:c="7"/><text:span text:style-name="T73">SI(</text:span><text:span text:style-name="T79">q</text:span><text:span text:style-name="T73"> </text:span><text:span text:style-name="T68">≠</text:span><text:span text:style-name="T73"> NULL)</text:span></text:p>
      <text:p text:style-name="P42"><text:tab/> <text:s text:c="14"/><text:span text:style-name="T79">q.sgte</text:span><text:span text:style-name="T65"> </text:span><text:span text:style-name="T68">←</text:span><text:span text:style-name="T65"> </text:span><text:span text:style-name="T79">cab</text:span></text:p>
      <text:p text:style-name="P43"><text:tab/><text:tab/> <text:s text:c="3"/><text:span text:style-name="T79">cab <text:s/></text:span><text:span text:style-name="T68">← </text:span><text:span text:style-name="T80">q</text:span> <text:s/></text:p>
      <text:p text:style-name="P44"><text:s text:c="20"/>SINO</text:p>
      <text:p text:style-name="P42"><text:tab/> <text:s text:c="14"/><text:span text:style-name="T75">ESCRIBIR(“No espacio de memoria...”)</text:span></text:p>
      <text:p text:style-name="P42"><text:tab/> <text:s text:c="7"/><text:span text:style-name="T75">FIN_SI</text:span></text:p>
      <text:p text:style-name="P45"><text:s text:c="20"/><text:span text:style-name="T76">ESCRIBIR(“Mas nodos SI:1, NO:0 ”)</text:span></text:p>
      <text:p text:style-name="P46"><text:tab/> <text:s text:c="7"/><text:span text:style-name="T76">LEER(res)</text:span></text:p>
      <text:p text:style-name="P46"><text:tab/> <text:span text:style-name="T81">FIN_MIENTRAS</text:span></text:p>
      <text:p text:style-name="P39"><text:soft-page-break/><text:s text:c="7"/>FIN_SI</text:p>
      <text:p text:style-name="P47">FIN_ACCION</text:p>
      <text:p text:style-name="P48"/>
      <text:p text:style-name="P49">//<text:span text:style-name="T61">Implementacion </text:span><text:span text:style-name="T82">en lenguaje C/C++</text:span></text:p>
      <text:p text:style-name="P11"><text:span text:style-name="T66">public </text:span>void crearInicio(<text:span text:style-name="T63">Nodo</text:span><text:span text:style-name="T62"> cab</text:span>)</text:p>
      <text:p text:style-name="P11">{</text:p>
      <text:p text:style-name="P11"><text:s text:c="4"/>int res, dat;</text:p>
      <text:p text:style-name="P11"><text:s text:c="4"/>N<text:span text:style-name="T66">odo</text:span> p, q;</text:p>
      <text:p text:style-name="P11"><text:s text:c="4"/>res = 1;</text:p>
      <text:p text:style-name="P11"/>
      <text:p text:style-name="P11"><text:s text:c="4"/>if(cab == <text:span text:style-name="T83">null</text:span>){</text:p>
      <text:p text:style-name="P11"><text:s text:c="8"/><text:span text:style-name="T66">System.out.println</text:span>("Info del nodo: ");</text:p>
      <text:p text:style-name="P11"><text:s text:c="8"/><text:span text:style-name="T83">dat = Leer.datoInt</text:span>( );</text:p>
      <text:p text:style-name="P11"><text:s text:c="8"/>p = crearNodo(dat);</text:p>
      <text:p text:style-name="P11"><text:s text:c="8"/>if(p != <text:span text:style-name="T83">null</text:span>){</text:p>
      <text:p text:style-name="P11"><text:s text:c="12"/>cab=p;</text:p>
      <text:p text:style-name="P11"><text:s text:c="8"/>}</text:p>
      <text:p text:style-name="P11"><text:s text:c="8"/>else{</text:p>
      <text:p text:style-name="P11"><text:s text:c="12"/><text:span text:style-name="T83">Syste</text:span><text:span text:style-name="T84">m</text:span><text:span text:style-name="T83">.out.</text:span>print<text:span text:style-name="T85">ln</text:span>("No hay espacio de memoria...\n");</text:p>
      <text:p text:style-name="P11"><text:s text:c="8"/>}</text:p>
      <text:p text:style-name="P11"><text:s text:c="4"/>}</text:p>
      <text:p text:style-name="P11"><text:s text:c="4"/>if(cab != <text:span text:style-name="T85">null</text:span>){</text:p>
      <text:p text:style-name="P50"><text:s text:c="8"/><text:span text:style-name="T66">System.out.println</text:span>("Mas nodos SI:1, NO:0 ");</text:p>
      <text:p text:style-name="P50"><text:s text:c="8"/><text:span text:style-name="T85">res</text:span><text:span text:style-name="T83"> = Leer.datoInt</text:span>( );</text:p>
      <text:p text:style-name="P11"><text:s text:c="8"/>while(res){</text:p>
      <text:p text:style-name="P51"><text:s text:c="12"/><text:span text:style-name="T66">System.out.println</text:span>("Info del nodo: ");</text:p>
      <text:p text:style-name="P51"><text:s text:c="12"/><text:span text:style-name="T83">dat = Leer.datoInt</text:span>( );</text:p>
      <text:p text:style-name="P11"><text:s text:c="12"/>q = crearNodo(dat);</text:p>
      <text:p text:style-name="P11"><text:s text:c="12"/>if(q != <text:span text:style-name="T86">null</text:span>){</text:p>
      <text:p text:style-name="P11"><text:s text:c="16"/>q.sgte = cab;</text:p>
      <text:p text:style-name="P11"><text:s text:c="16"/>cab = q;</text:p>
      <text:p text:style-name="P11"><text:s text:c="12"/>} // Falta ...?</text:p>
      <text:p text:style-name="P51"><text:s text:c="12"/><text:span text:style-name="T86">S</text:span><text:span text:style-name="T66">ystem.out.println</text:span>("Mas nodos SI:1, NO:0 ");</text:p>
      <text:p text:style-name="P51"><text:s text:c="12"/><text:span text:style-name="T86">r</text:span><text:span text:style-name="T85">es</text:span><text:span text:style-name="T83"> = Leer.datoInt</text:span>( );</text:p>
      <text:p text:style-name="P11"><text:s text:c="8"/>}</text:p>
      <text:p text:style-name="P11"><text:s text:c="4"/>}</text:p>
      <text:p text:style-name="P11">}</text:p>
      <text:p text:style-name="P11"/>
      <text:p text:style-name="P31">// <text:span text:style-name="T18">A</text:span>goritmo <text:span text:style-name="T19">5.2</text:span><text:span text:style-name="T18"> <text:s/></text:span><text:span text:style-name="T19">creaFinal</text:span></text:p>
      <text:p text:style-name="P11">&lt;<text:span text:style-name="T87">Continue las soluciones ...</text:span>&gt;</text:p>
      <text:p text:style-name="P52"/>
      <text:p text:style-name="P52"/>
      <text:p text:style-name="P52"/>
      <text:p text:style-name="P52">Referencias</text:p>
      <text:p text:style-name="P52">Cairo, Osvaldo y Guardati, Silvia (2006) Estructura de datos. 3<text:span text:style-name="T88">r</text:span>a de. McGraw-Hill Interamericana. Mexico D.F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1:10:04.766023785</meta:creation-date>
    <meta:generator>LibreOffice/26.2.2.2$Linux_X86_64 LibreOffice_project/620$Build-2</meta:generator>
    <dc:date>2026-04-25T18:18:33.263013924</dc:date>
    <meta:editing-duration>PT6H38M</meta:editing-duration>
    <meta:editing-cycles>111</meta:editing-cycles>
    <meta:document-statistic meta:table-count="1" meta:image-count="0" meta:object-count="0" meta:page-count="4" meta:paragraph-count="135" meta:word-count="689" meta:character-count="4911" meta:non-whitespace-character-count="3748"/>
  </office:meta>
</office:document-meta>
</file>